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13" style:family="table">
      <style:table-properties style:width="17.903cm" table:align="margins" style:writing-mode="lr-tb"/>
    </style:style>
    <style:style style:name="Table13.A" style:family="table-column">
      <style:table-column-properties style:column-width="17.903cm" style:rel-column-width="65535*"/>
    </style:style>
    <style:style style:name="Table13.A1" style:family="table-cell">
      <style:table-cell-properties fo:padding="0.097cm" fo:border="0.05pt solid #000000"/>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7.903cm" table:align="margins" style:writing-mode="lr-tb"/>
    </style:style>
    <style:style style:name="Table14.A" style:family="table-column">
      <style:table-column-properties style:column-width="17.903cm" style:rel-column-width="65535*"/>
    </style:style>
    <style:style style:name="Table14.A1" style:family="table-cell">
      <style:table-cell-properties fo:padding="0.097cm" fo:border="0.05pt solid #000000"/>
    </style:style>
    <style:style style:name="Table14.A2" style:family="table-cell">
      <style:table-cell-properties fo:padding="0.097cm" fo:border-left="0.05pt solid #000000" fo:border-right="0.05pt solid #000000" fo:border-top="none" fo:border-bottom="0.05pt solid #000000"/>
    </style:style>
    <style:style style:name="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Table_20_Contents">
      <style:text-properties officeooo:rsid="001aff1c" officeooo:paragraph-rsid="001aff1c"/>
    </style:style>
    <style:style style:name="P8" style:family="paragraph" style:parent-style-name="Table_20_Contents">
      <style:text-properties officeooo:rsid="001ceb04" officeooo:paragraph-rsid="001ceb04"/>
    </style:style>
    <style:style style:name="P9" style:family="paragraph" style:parent-style-name="Table_20_Contents">
      <style:text-properties officeooo:rsid="001d0777" officeooo:paragraph-rsid="001d0777"/>
    </style:style>
    <style:style style:name="P10" style:family="paragraph" style:parent-style-name="Table_20_Contents">
      <style:paragraph-properties fo:text-align="start" style:justify-single-word="false"/>
      <style:text-properties fo:font-style="normal" officeooo:rsid="001d708e" officeooo:paragraph-rsid="001d708e" style:font-style-asian="normal" style:font-style-complex="normal"/>
    </style:style>
    <style:style style:name="P11" style:family="paragraph" style:parent-style-name="Table_20_Contents">
      <style:paragraph-properties fo:text-align="start" style:justify-single-word="false"/>
      <style:text-properties fo:font-style="normal" officeooo:rsid="001d708e" officeooo:paragraph-rsid="001ed64b" style:font-style-asian="normal" style:font-style-complex="normal"/>
    </style:style>
    <style:style style:name="P12" style:family="paragraph" style:parent-style-name="Table_20_Contents">
      <style:text-properties officeooo:rsid="001f6ce3" officeooo:paragraph-rsid="001f6ce3"/>
    </style:style>
    <style:style style:name="P13" style:family="paragraph" style:parent-style-name="Table_20_Contents">
      <style:text-properties officeooo:rsid="001d708e" officeooo:paragraph-rsid="001d708e"/>
    </style:style>
    <style:style style:name="P14" style:family="paragraph" style:parent-style-name="Table_20_Contents">
      <style:text-properties officeooo:rsid="0020c37f" officeooo:paragraph-rsid="0020c37f"/>
    </style:style>
    <style:style style:name="P15" style:family="paragraph" style:parent-style-name="Table_20_Contents">
      <style:text-properties officeooo:rsid="0022a308" officeooo:paragraph-rsid="0022a308"/>
    </style:style>
    <style:style style:name="P16" style:family="paragraph" style:parent-style-name="Table_20_Contents">
      <style:text-properties officeooo:rsid="0022a465" officeooo:paragraph-rsid="0022a465"/>
    </style:style>
    <style:style style:name="P17" style:family="paragraph" style:parent-style-name="Table_20_Contents">
      <style:text-properties officeooo:rsid="0023b45a" officeooo:paragraph-rsid="0023b45a"/>
    </style:style>
    <style:style style:name="P18" style:family="paragraph" style:parent-style-name="Table_20_Contents">
      <style:text-properties officeooo:rsid="0023b45a" officeooo:paragraph-rsid="002574c1"/>
    </style:style>
    <style:style style:name="P19" style:family="paragraph" style:parent-style-name="Table_20_Contents">
      <style:text-properties officeooo:rsid="002574c1" officeooo:paragraph-rsid="002574c1"/>
    </style:style>
    <style:style style:name="P20" style:family="paragraph" style:parent-style-name="Standard" style:master-page-name="Standard">
      <style:paragraph-properties fo:margin-top="0.3cm" fo:margin-bottom="0.15cm"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21" style:family="paragraph" style:parent-style-name="Table_20_Contents">
      <style:text-properties fo:font-weight="normal" officeooo:rsid="0022a308" officeooo:paragraph-rsid="0022a308" style:font-weight-asian="normal" style:font-weight-complex="normal"/>
    </style:style>
    <style:style style:name="P22" style:family="paragraph" style:parent-style-name="Table_20_Contents">
      <style:text-properties officeooo:rsid="0023b45a" officeooo:paragraph-rsid="0023b45a"/>
    </style:style>
    <style:style style:name="P23" style:family="paragraph" style:parent-style-name="Table_20_Contents">
      <style:text-properties officeooo:rsid="00275cf8" officeooo:paragraph-rsid="00275cf8"/>
    </style:style>
    <style:style style:name="P24" style:family="paragraph" style:parent-style-name="Table_20_Contents">
      <style:text-properties officeooo:paragraph-rsid="00275cf8"/>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fo:font-weight="bold" officeooo:rsid="002574c1"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d64b" style:font-weight-asian="normal" style:font-weight-complex="normal"/>
    </style:style>
    <style:style style:name="T6" style:family="text">
      <style:text-properties fo:font-weight="normal" officeooo:rsid="0020c37f" style:font-weight-asian="normal" style:font-weight-complex="normal"/>
    </style:style>
    <style:style style:name="T7" style:family="text">
      <style:text-properties officeooo:rsid="001d0777"/>
    </style:style>
    <style:style style:name="T8" style:family="text">
      <style:text-properties officeooo:rsid="0022a465"/>
    </style:style>
    <style:style style:name="T9" style:family="text">
      <style:text-properties officeooo:rsid="002574c1"/>
    </style:style>
    <style:style style:name="T10" style:family="text">
      <style:text-properties officeooo:rsid="00275cf8"/>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20"><draw:frame draw:style-name="fr1" draw:name="graphics1" text:anchor-type="paragraph" svg:width="17.709cm" svg:height="1.113cm" draw:z-index="0"><draw:image xlink:href="Pictures/100002010000041A0000004292D2F77036412D9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Sesión 4. Automatización de tarea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7">José Antonio Álvarez Ocete</text:p>
          </table:table-cell>
        </table:table-row>
      </table:table>
      <text:p text:style-name="Standard"/>
      <text:p text:style-name="P4">a) Cuestionario de actitud frente al trabajo.</text:p>
      <text:p text:style-name="Standard">El tiempo que he dedicado a la preparación de la sesión antes de asistir al laboratorio ha sido de <text:span text:style-name="T10">4 horas</text:span>.</text:p>
      <text:p text:style-name="Standard">1. He resuelto todas las dudas que tenía antes de iniciar la sesión de prácticas: <text:span text:style-name="T10">si</text:span>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P24"><text:span text:style-name="T10">Estructuras regulares y creación de script. En general tengo bastante claros los conceptos tratados en este práctica.</text:span></text:p>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P23">Creo que el enunciado del ejercicio 4.13 puede ser un poco lioso e interpretarse de varias formas. Podría redactarse de forma similar para que quedase un poco más claro.</text:p>
          </table:table-cell>
        </table:table-row>
      </table:table>
      <text:p text:style-name="Standard"/>
      <text:p text:style-name="P4">b) Cuestionario de conocimientos adquiridos.</text:p>
      <text:p text:style-name="Standard">Mi solución a la <text:span text:style-name="T2">actividad 4.1</text:span> ha sido:</text:p>
      <table:table table:name="Table9" table:style-name="Table9">
        <table:table-column table:style-name="Table9.A"/>
        <table:table-row>
          <table:table-cell table:style-name="Table9.A1" office:value-type="string">
            <text:p text:style-name="P8">En primer lugar, utilizamos la opción ‘-aux’ para mostrar todos los procesos del sistema, y filtramos la salida mediante el uso del comando ‘grep’ para buscar un proceso concreto:</text:p>
            <text:p text:style-name="P8"># <text:span text:style-name="T7">p</text:span>s -aux | grep atd</text:p>
            <text:p text:style-name="P8">Obteniendo la siguiente salida:</text:p>
            <text:p text:style-name="P8">daemon <text:s text:c="2"/><text:span text:style-name="T2"><text:s/>3929</text:span> <text:s/>0.0 <text:s/>0.0 <text:s/>26044 <text:s/>2284 ? <text:s text:c="7"/>Ss <text:s text:c="2"/>08:56 <text:s text:c="2"/>0:00 /usr/sbin/atd -f</text:p>
            <text:p text:style-name="P8">jose <text:s text:c="5"/>4793 <text:s/>0.0 <text:s/>0.0 <text:s/>21312 <text:s text:c="2"/>968 pts/2 <text:s text:c="3"/>S+ <text:s text:c="2"/>09:50 <text:s text:c="2"/>0:00 grep --color=auto atd</text:p>
            <text:p text:style-name="P8"><text:soft-page-break/>Seleccionando el proceso que buscamos (con PID = 3929) mediante la opción ‘-p’, hacemos de nuevo uso de la orden <text:span text:style-name="T7">p</text:span>s, con la opción ‘-f’ para que nos muestre más información sobre los procesos:</text:p>
            <text:p text:style-name="P8"># <text:span text:style-name="T7">p</text:span>s -p 3929 -f</text:p>
            <text:p text:style-name="P8"><text:span text:style-name="T2">UID <text:s text:c="3"/></text:span><text:s text:c="4"/>PID <text:s/><text:span text:style-name="T2">PPID</text:span> <text:s/>C STIME <text:span text:style-name="T2">TTY <text:s/></text:span><text:s text:c="8"/>TIME CMD</text:p>
            <text:p text:style-name="P8"><text:span text:style-name="T2">daemon <text:s/></text:span><text:s text:c="2"/>3929 <text:s text:c="4"/><text:span text:style-name="T2">1</text:span> <text:s/>0 08:56 <text:span text:style-name="T2">? </text:span><text:s text:c="7"/>00:00:00 /usr/sbin/atd -f</text:p>
            <text:p text:style-name="P8">De donde obtenemos la siguiente información: Su usuario es ‘daemon’ (UID), su padre es <text:span text:style-name="T7">init (PPID = 1, init es el proceso con PID = 1), y no tiene asociado ningún terminal (TTY = ?).</text:span></text:p>
            <text:p text:style-name="P9">Repetimos el proceso para ‘crond’:</text:p>
            <text:p text:style-name="P9"># ps -aux | grep cron</text:p>
            <text:p text:style-name="P9">root <text:s text:c="6"/>937 <text:s/>0.0 <text:s/>0.0 <text:s/>36076 <text:s/>2956 ? <text:s text:c="7"/>Ss <text:s text:c="2"/>08:40 <text:s text:c="2"/>0:00 /usr/sbin/cron -f</text:p>
            <text:p text:style-name="P9">jose <text:s text:c="5"/>4899 <text:s/>0.0 <text:s/>0.0 <text:s/>21312 <text:s/>1020 pts/2 <text:s text:c="3"/>S+ <text:s text:c="2"/>09:57 <text:s text:c="2"/>0:00 grep --color=auto cron</text:p>
            <text:p text:style-name="P9"># ps -p 937 -f</text:p>
            <text:p text:style-name="P9"><text:span text:style-name="T2">UID <text:s/></text:span><text:s text:c="6"/>PID <text:s/><text:span text:style-name="T2">PPID </text:span><text:s/>C STIME <text:span text:style-name="T2">TTY </text:span><text:s text:c="9"/>TIME CMD</text:p>
            <text:p text:style-name="P9"><text:span text:style-name="T2">root <text:s text:c="2"/></text:span><text:s text:c="4"/>937 <text:s text:c="3"/><text:span text:style-name="T2"><text:s/>1 </text:span><text:s/>0 08:40 <text:span text:style-name="T2">? <text:s/></text:span><text:s text:c="6"/>00:00:00 /usr/sbin/cron -f</text:p>
            <text:p text:style-name="P9">Donde podemos comprobar que el usuario es ‘root’, no tiene terminal asociada y su padre es, de nuevo, init.</text:p>
          </table:table-cell>
        </table:table-row>
      </table:table>
      <text:p text:style-name="Standard"/>
      <text:p text:style-name="Standard">Mi solución a la <text:span text:style-name="T2">actividad 4.4</text:span> ha sido:</text:p>
      <table:table table:name="Table10" table:style-name="Table10">
        <table:table-column table:style-name="Table10.A"/>
        <table:table-row>
          <table:table-cell table:style-name="Table10.A1" office:value-type="string">
            <text:p text:style-name="P13">Explorando el manual en línea de ‘at’, encontramos lo siguiente:</text:p>
          </table:table-cell>
        </table:table-row>
        <table:table-row>
          <table:table-cell table:style-name="Table10.A2" office:value-type="string">
            <text:p text:style-name="P10">“For <text:s/>both <text:s/>at <text:s/>and <text:s/>batch, commands are read from standard input or the file specified with the -f option and executed. <text:s/><text:span text:style-name="T2">The working directory, the environment <text:s/>(except <text:s/>for the <text:s/>variables <text:s/>BASH_VERSINFO, DISPLAY, EUID, GROUPS, SHELLOPTS, TERM, UID, and _) and the umask are retained from the time of invocation.”</text:span></text:p>
          </table:table-cell>
        </table:table-row>
        <table:table-row>
          <table:table-cell table:style-name="Table10.A2" office:value-type="string">
            <text:p text:style-name="P10">Lo que de hecho, responde a las tres preguntas planteadas en el guión. Traduciendo las palabras en negrita: “El directorio de trabajo, el entorno (excepto las variables <text:span text:style-name="T4">BASH_VERSINFO, DISPLAY, EUID, GROUPS, SHELLOPTS, TERM, UID, y _</text:span><text:span text:style-name="T5">)</text:span><text:span text:style-name="T4"> y la umask se mantienen desde el momento de la invocación.” </text:span></text:p>
            <text:p text:style-name="P11"><text:span text:style-name="T4">Es decir, tanto el directorio de trabajo como la umask son heredadas del proceso que ejecuta at. E</text:span><text:span text:style-name="T5">n cuanto a las variables, todas se mantienen excepto las ya mencionadas: </text:span><text:span text:style-name="T4">BASH_VERSINFO, DISPLAY, EUID, GROUPS, SHELLOPTS, TERM, UID, y _.</text:span></text:p>
          </table:table-cell>
        </table:table-row>
      </table:table>
      <text:p text:style-name="Standard"/>
      <text:p text:style-name="Standard">Mi solución a la <text:span text:style-name="T2">actividad 4.6</text:span> ha sido:</text:p>
      <table:table table:name="Table12" table:style-name="Table12">
        <table:table-column table:style-name="Table12.A"/>
        <table:table-row>
          <table:table-cell table:style-name="Table12.A1" office:value-type="string">
            <text:p text:style-name="P12">He creado el siguiente script:</text:p>
          </table:table-cell>
        </table:table-row>
        <table:table-row>
          <table:table-cell table:style-name="Table12.A2" office:value-type="string">
            <text:p text:style-name="P12">#!/bin/bash</text:p>
            <text:p text:style-name="P12">nombrearchivo=`date +%Y-%j-%T`</text:p>
            <text:p text:style-name="P12"><text:soft-page-break/>ps -ef | head -1 &gt; $nombrearchivo</text:p>
            <text:p text:style-name="P12">ps -ef | tail -4 &gt;&gt; $nombrearchivo</text:p>
            <text:p text:style-name="P12">echo Mi pid = $$ &gt;&gt; $nombrearchivo</text:p>
          </table:table-cell>
        </table:table-row>
        <table:table-row>
          <table:table-cell table:style-name="Table12.A2" office:value-type="string">
            <text:p text:style-name="P12">Para ejecutarlo, hacemos uso de la orden at:</text:p>
            <text:p text:style-name="P12"># at -f ./4.5 now+1 minute</text:p>
            <text:p text:style-name="P12">Esperamos un minuto y vemos los resultados:</text:p>
            <text:p text:style-name="P12"># cat 2016*</text:p>
            <text:p text:style-name="P12">UID <text:s text:c="7"/>PID <text:s/>PPID <text:s/>C STIME TTY <text:s text:c="9"/>TIME CMD</text:p>
            <text:p text:style-name="P12">daemon <text:s/><text:span text:style-name="T2"><text:s text:c="2"/>5868</text:span> <text:s/>3929 <text:s/>0 10:48 ? <text:s text:c="7"/>00:00:00 <text:span text:style-name="T2">/usr/sbin/atd</text:span> -f</text:p>
            <text:p text:style-name="P12">jose <text:s text:c="5"/><text:span text:style-name="T2">5869</text:span> <text:span text:style-name="T2"><text:s/>5868</text:span> <text:s/>0 10:48 ? <text:s text:c="7"/>00:00:00 sh</text:p>
            <text:p text:style-name="P12">jose <text:s text:c="5"/>5873 <text:s/>5869 <text:s/>0 10:48 ? <text:s text:c="7"/>00:00:00 ps -ef</text:p>
            <text:p text:style-name="P12">jose <text:s text:c="5"/>5874 <text:s/>5869 <text:s/>0 10:48 ? <text:s text:c="7"/>00:00:00 tail -4</text:p>
            <text:p text:style-name="P12">Mi pid = <text:span text:style-name="T2">5869</text:span></text:p>
            <text:p text:style-name="P12"/>
            <text:p text:style-name="P12">Nuestro proceso es aquel con <text:span text:style-name="T2">PID = 5869</text:span>. Si miramos la lista de procesos, dicho proceso tiene <text:span text:style-name="T2">PPID = 5868</text:span> (su proceso padre). Mirando la línea superior, vemos que el proceso padre de <text:span text:style-name="T2">‘atd’</text:span>, proceso con <text:span text:style-name="T2">PID = 5868</text:span>.</text:p>
            <text:p text:style-name="P12">Es decir, los procesos lanzados al terminar el tiempo de espera de at son hijos de <text:span text:style-name="T2">atd</text:span>.</text:p>
          </table:table-cell>
        </table:table-row>
      </table:table>
      <text:p text:style-name="Standard"/>
      <text:p text:style-name="Standard">En la <text:span text:style-name="T2">actividad 4.11 </text:span><text:span text:style-name="T4">el contenido de mi script </text:span><text:span text:style-name="T2">reducelista</text:span> ha sido:</text:p>
      <table:table table:name="Table13" table:style-name="Table13">
        <table:table-column table:style-name="Table13.A"/>
        <table:table-row>
          <table:table-cell table:style-name="Table13.A1" office:value-type="string">
            <text:p text:style-name="P15">Como este ejercicio no sería posible sin el <text:span text:style-name="T2">4.10, </text:span><text:span text:style-name="T4">haré un muy breve resumen de mi resolución para dicho ejercicio. Ejecutaremos la siguiente orden:</text:span></text:p>
            <text:p text:style-name="P21"># mkdir /tmp/varios ; touch /tmp/varios/core{00,01,02,03,04,05,06,07,08,09,10,11,12}, no-borrar</text:p>
            <text:p text:style-name="P15"><text:span text:style-name="T4">Creando los archivos que se borrarán (todos los ‘core’) y uno que no se borrará, para comprobar que no estamos borrando todo el interior del directorio. A continuación, crearemos el siguiente archivo crontab:</text:span></text:p>
            <text:p text:style-name="P21"># minuto hora día-del-mes mes día-de-la-semana orden</text:p>
            <text:p text:style-name="P21"># Nombre: 4.10</text:p>
            <text:p text:style-name="P21">* * * * * rm -v /tmp/varios/core* &gt; /tmp/listacores</text:p>
            <text:p text:style-name="P21"/>
            <text:p text:style-name="P21">Lo cargamos mediante la siguiente orden y esperamos un minuto:</text:p>
            <text:p text:style-name="P15"><text:span text:style-name="T4"># crontab </text:span><text:span text:style-name="T6">~/Escritorio/DGIIM/SO/P4/4.1</text:span><text:span text:style-name="T4">0</text:span></text:p>
            <text:p text:style-name="P15"><text:soft-page-break/><text:span text:style-name="T4">Con esto podemos proceder a la resolución del ejercicio </text:span><text:span text:style-name="T2">4.11</text:span><text:span text:style-name="T4">.</text:span></text:p>
          </table:table-cell>
        </table:table-row>
        <table:table-row>
          <table:table-cell table:style-name="Table13.A2" office:value-type="string">
            <text:p text:style-name="P16">En primer lugar, creé el siguiente archivo crontab:</text:p>
            <text:p text:style-name="P14"># minuto hora día-del-mes mes día-de-la-semana orden</text:p>
            <text:p text:style-name="P14">* * * * * cat /tmp/listacores | head -n 10 &gt; /tmp/listacores</text:p>
          </table:table-cell>
        </table:table-row>
        <table:table-row>
          <table:table-cell table:style-name="Table13.A2" office:value-type="string">
            <text:p text:style-name="P14">Sin embargo, no funcionaba ya que redireccionaba la salida al mismo archivo que servía de entrada. Utilicé entonces un script en el que me apoyaba en otro archivo auxiliar. El script es el siguiente:</text:p>
          </table:table-cell>
        </table:table-row>
        <table:table-row>
          <table:table-cell table:style-name="Table13.A2" office:value-type="string">
            <text:p text:style-name="P14">#!/bin/bash</text:p>
            <text:p text:style-name="P14"># Nombre: 4.11.script</text:p>
            <text:p text:style-name="P14">cat /tmp/listacores | head -n 10 &gt; /tmp/aux</text:p>
            <text:p text:style-name="P14">mv /tmp/aux /tmp/listacores</text:p>
          </table:table-cell>
        </table:table-row>
        <table:table-row>
          <table:table-cell table:style-name="Table13.A2" office:value-type="string">
            <text:p text:style-name="P14">El archivo crontab utilizado es el siguiente:</text:p>
          </table:table-cell>
        </table:table-row>
        <table:table-row>
          <table:table-cell table:style-name="Table13.A2" office:value-type="string">
            <text:p text:style-name="P14"># minuto hora día-del-mes mes día-de-la-semana orden</text:p>
            <text:p text:style-name="P14"># Nombre: 4.11.crontab</text:p>
            <text:p text:style-name="P14">* * * * * ~/Escritorio/DGIIM/SO/P4/4.11.script <text:span text:style-name="T8">2&gt; /tmp/error</text:span></text:p>
          </table:table-cell>
        </table:table-row>
        <table:table-row>
          <table:table-cell table:style-name="Table13.A2" office:value-type="string">
            <text:p text:style-name="P14">Que se ejecutará con una periodicidad de 1 minuto, siempre que lo hayamos cargado previamente mediante la orden:</text:p>
            <text:p text:style-name="P14"># crontab ~/Escritorio/DGIIM/SO/P4/4.11.crontab</text:p>
            <text:p text:style-name="P14">Podemos revisar que está correctamente cargado mediante:</text:p>
            <text:p text:style-name="P14">#crontab -l</text:p>
            <text:p text:style-name="P16">En el archivo crontab estamos dirigiendo la salida de error a otro archivo, ‘/tmp/error’, para la depuración del ejercicio. Así nos damos cuenta de que es imprescindible cambiar los derechos sobre el script utilizado, 4.11.script, o no obtendremos los resutlados esperados.</text:p>
          </table:table-cell>
        </table:table-row>
      </table:table>
      <text:p text:style-name="Standard"/>
      <text:p text:style-name="Standard">En la <text:span text:style-name="T2">actividad 4.13</text:span> el contenido de mi archivo crontab llamado <text:span text:style-name="T2">crontab-reducelista</text:span> ha sido:</text:p>
      <table:table table:name="Table14" table:style-name="Table14">
        <table:table-column table:style-name="Table14.A"/>
        <table:table-row>
          <table:table-cell table:style-name="Table14.A1" office:value-type="string">
            <text:p text:style-name="P17">Para esta actividad he redactado el siguiente script:</text:p>
          </table:table-cell>
        </table:table-row>
        <table:table-row>
          <table:table-cell table:style-name="Table14.A2" office:value-type="string">
            <text:p text:style-name="P17"># !/bin/bash</text:p>
            <text:p text:style-name="P17"># Nombre: 4.13.script</text:p>
            <text:p text:style-name="P17"/>
            <text:p text:style-name="P17">rm crontab-reducelista</text:p>
            <text:p text:style-name="P17">echo ‘# minuto hora día-del-mes mes día-de-la-semana orden’ &gt;&gt; crontab-reducelista</text:p>
            <text:p text:style-name="P17">echo ‘# Nombre: crontab-reducelista’ &gt;&gt; crontab-reducelista</text:p>
            <text:p text:style-name="P17"><text:soft-page-break/>echo "PATH="`pwd`"/:$HOME/Escritorio/DGIIM/SO/P4:"$PATH &gt;&gt; crontab-reducelista</text:p>
            <text:p text:style-name="P17">echo "* * * * * 4.11.script" &gt;&gt; crontab-reducelista</text:p>
            <text:p text:style-name="P17">crontab crontab-reducelista 2&gt; /tmp/error</text:p>
          </table:table-cell>
        </table:table-row>
        <table:table-row>
          <table:table-cell table:style-name="Table14.A2" office:value-type="string">
            <text:p text:style-name="P18">Al ejecutar dicho script, creamos el archivo crontab ‘crontab-reducelista’ y lo <text:span text:style-name="T9">lanzamos con la orden crontab redirigiendo la salida de error para poder verificar si ha habido errores. </text:span></text:p>
            <text:p text:style-name="P18"><text:span text:style-name="T9">Aunque en el guión pone que hagamos alusión al archivo ‘reducelista’, situado en el directorio /home/SO, este archivo para mi es el script del ejercicio anterior, </text:span><text:span text:style-name="T3">4.11.script</text:span><text:span text:style-name="T9">, situado en </text:span><text:span text:style-name="T3">~</text:span><text:span text:style-name="T2">/Escritorio/DGIIM/SO/P4</text:span>. <text:span text:style-name="T9">Por eso añadimos ese path a la variable PATH.</text:span></text:p>
            <text:p text:style-name="P19">De esta manera, podremos llamar a <text:span text:style-name="T2">4.11.script </text:span><text:span text:style-name="T4">sin especificar el path, como hacíamos en el ejercicio anterior. Del mismo modo, la localización del script al ser ejecutado no cambia el funcionamiento del mismo.</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Star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Star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Star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Star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Star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Star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Star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Star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91</meta:editing-cycles>
    <meta:creation-date>2011-10-05T09:46:35.67</meta:creation-date>
    <meta:editing-duration>PT23H11M38S</meta:editing-duration>
    <meta:generator>LibreOffice/5.1.4.2$Linux_X86_64 LibreOffice_project/10m0$Build-2</meta:generator>
    <dc:date>2016-10-24T12:53:44.213878918</dc:date>
    <meta:print-date>2011-10-06T10:39:21.37</meta:print-date>
    <meta:document-statistic meta:table-count="11" meta:image-count="1" meta:object-count="0" meta:page-count="5" meta:paragraph-count="98" meta:word-count="1172" meta:character-count="7383" meta:non-whitespace-character-count="6077"/>
    <meta:user-defined meta:name="Información 1"/>
    <meta:user-defined meta:name="Información 2"/>
    <meta:user-defined meta:name="Información 3"/>
    <meta:user-defined meta:name="Información 4"/>
  </office:meta>
</office:document-meta>
</file>